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eRangeQuery.TrieRangeQuery( final String field , final Double min , final Double max , final TrieUtils vari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equals( final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ieRangeQuery.TrieRangeQuery( final String field , final Double min , final Doubl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TrieRangeQuery( final String field , final Long min , final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TrieRangeQuery( final String field , final Date min , final Date max , final TrieUtils vari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toString( final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rewrite( final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ieRangeQuery.TrieRangeQuery( final String field , final Date min , final Dat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TrieRangeQuery( final String field , final String min , final String max , final TrieUtils vari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TrieRangeQuery( final String field , final Long min , final Long max , final TrieUtils vari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eRangeQuery.TrieRangeQuery( final String field , final String min , final Stri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